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17d2" officeooo:paragraph-rsid="000e17d2"/>
    </style:style>
    <style:style style:name="P2" style:family="paragraph" style:parent-style-name="Standard">
      <style:text-properties officeooo:rsid="00142b1c" officeooo:paragraph-rsid="000e17d2"/>
    </style:style>
    <style:style style:name="P3" style:family="paragraph" style:parent-style-name="Standard">
      <style:text-properties officeooo:rsid="00142b1c" officeooo:paragraph-rsid="00142b1c"/>
    </style:style>
    <style:style style:name="P4" style:family="paragraph" style:parent-style-name="Standard">
      <style:text-properties officeooo:rsid="00142b1c" officeooo:paragraph-rsid="00142b1c"/>
    </style:style>
    <style:style style:name="P5" style:family="paragraph" style:parent-style-name="Standard">
      <style:text-properties officeooo:rsid="00158069" officeooo:paragraph-rsid="0015806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d879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ption de l’API :</text:p>
      <text:p text:style-name="P2"/>
      <text:p text:style-name="P3">requête GET :</text:p>
      <text:p text:style-name="P3"/>
      <text:p text:style-name="P3">requête POST :</text:p>
      <text:p text:style-name="P3"/>
      <text:p text:style-name="P3">requête PUT :</text:p>
      <text:p text:style-name="P3"/>
      <text:p text:style-name="P5">ajouter un joueur :</text:p>
      <text:p text:style-name="P5"><text:tab/>url = <text:span text:style-name="T1">addplayer</text:span><text:span text:style-name="T2">/{‘name’ : name, … }/</text:span></text:p>
      <text:p text:style-name="P5"><text:span text:style-name="T2">ajouter un personnage :</text:span></text:p>
      <text:p text:style-name="P5"><text:span text:style-name="T2"><text:tab/>url = add</text:span><text:span text:style-name="T3">character</text:span><text:span text:style-name="T2">/{‘name’ : name, … }/</text:span></text:p>
      <text:p text:style-name="P3"/>
      <text:p text:style-name="P3">requête DELETE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36:22.197734945</meta:creation-date>
    <dc:date>2019-01-14T13:23:51.754373419</dc:date>
    <meta:editing-duration>PT8M21S</meta:editing-duration>
    <meta:editing-cycles>4</meta:editing-cycles>
    <meta:generator>LibreOffice/6.1.3.2$Linux_X86_64 LibreOffice_project/10$Build-2</meta:generator>
    <meta:document-statistic meta:table-count="0" meta:image-count="0" meta:object-count="0" meta:page-count="1" meta:paragraph-count="9" meta:word-count="38" meta:character-count="197" meta:non-whitespace-character-count="166"/>
  </office:meta>
</office:document-meta>
</file>